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Essex">
            <text:p>Essex</text:p>
          </table:table-cell>
          <table:table-cell office:value-type="string" office:value="radiocarbon">
            <text:p>radiocarbon</text:p>
          </table:table-cell>
          <table:table-cell office:value-type="string" office:value="SRR-57">
            <text:p>SRR-57</text:p>
          </table:table-cell>
          <table:table-cell office:value-type="float" office:value="51.79">
            <text:p>51.79</text:p>
          </table:table-cell>
          <table:table-cell office:value-type="float" office:value="0.99">
            <text:p>0.99</text:p>
          </table:table-cell>
          <table:table-cell office:value-type="float" office:value="205.0">
            <text:p>205.0</text:p>
          </table:table-cell>
          <table:table-cell office:value-type="float" office:value="56.0">
            <text:p>5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4">
            <text:p>-0.84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Essex">
            <text:p>Essex</text:p>
          </table:table-cell>
          <table:table-cell office:value-type="string" office:value="radiocarbon">
            <text:p>radiocarbon</text:p>
          </table:table-cell>
          <table:table-cell office:value-type="string" office:value="Birm-242">
            <text:p>Birm-242</text:p>
          </table:table-cell>
          <table:table-cell office:value-type="float" office:value="51.61">
            <text:p>51.61</text:p>
          </table:table-cell>
          <table:table-cell office:value-type="float" office:value="0.93">
            <text:p>0.93</text:p>
          </table:table-cell>
          <table:table-cell office:value-type="float" office:value="7516.0">
            <text:p>7516.0</text:p>
          </table:table-cell>
          <table:table-cell office:value-type="float" office:value="250.0">
            <text:p>2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9.05">
            <text:p>-19.05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Essex">
            <text:p>Essex</text:p>
          </table:table-cell>
          <table:table-cell office:value-type="string" office:value="radiocarbon">
            <text:p>radiocarbon</text:p>
          </table:table-cell>
          <table:table-cell office:value-type="string" office:value="SRR-158">
            <text:p>SRR-158</text:p>
          </table:table-cell>
          <table:table-cell office:value-type="float" office:value="51.79">
            <text:p>51.79</text:p>
          </table:table-cell>
          <table:table-cell office:value-type="float" office:value="0.98">
            <text:p>0.98</text:p>
          </table:table-cell>
          <table:table-cell office:value-type="float" office:value="173.0">
            <text:p>173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46">
            <text:p>-1.46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Essex">
            <text:p>Essex</text:p>
          </table:table-cell>
          <table:table-cell office:value-type="string" office:value="radiocarbon">
            <text:p>radiocarbon</text:p>
          </table:table-cell>
          <table:table-cell office:value-type="string" office:value="SRR-970">
            <text:p>SRR-970</text:p>
          </table:table-cell>
          <table:table-cell office:value-type="float" office:value="51.77">
            <text:p>51.77</text:p>
          </table:table-cell>
          <table:table-cell office:value-type="float" office:value="1.09">
            <text:p>1.09</text:p>
          </table:table-cell>
          <table:table-cell office:value-type="float" office:value="4277.0">
            <text:p>4277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7">
            <text:p>-5.67</text:p>
          </table:table-cell>
          <table:table-cell office:value-type="float" office:value="0.45">
            <text:p>0.45</text:p>
          </table:table-cell>
          <table:table-cell office:value-type="float" office:value="0.45">
            <text:p>0.45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Essex">
            <text:p>Essex</text:p>
          </table:table-cell>
          <table:table-cell office:value-type="string" office:value="radiocarbon">
            <text:p>radiocarbon</text:p>
          </table:table-cell>
          <table:table-cell office:value-type="string" office:value="HAR-5732">
            <text:p>HAR-5732</text:p>
          </table:table-cell>
          <table:table-cell office:value-type="float" office:value="51.63">
            <text:p>51.63</text:p>
          </table:table-cell>
          <table:table-cell office:value-type="float" office:value="0.78">
            <text:p>0.78</text:p>
          </table:table-cell>
          <table:table-cell office:value-type="float" office:value="180.0">
            <text:p>18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67">
            <text:p>-1.67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WilkinsonMurphy1985,WalkerEtal1988,ShennanEtal2018">
            <text:p>WilkinsonMurphy1985,WalkerEtal1988,ShennanEtal2018</text:p>
          </table:table-cell>
        </table:table-row>
        <table:table-row>
          <table:table-cell office:value-type="string" office:value="Essex">
            <text:p>Essex</text:p>
          </table:table-cell>
          <table:table-cell office:value-type="string" office:value="radiocarbon">
            <text:p>radiocarbon</text:p>
          </table:table-cell>
          <table:table-cell office:value-type="string" office:value="HAR-5227">
            <text:p>HAR-5227</text:p>
          </table:table-cell>
          <table:table-cell office:value-type="float" office:value="51.64">
            <text:p>51.64</text:p>
          </table:table-cell>
          <table:table-cell office:value-type="float" office:value="0.65">
            <text:p>0.65</text:p>
          </table:table-cell>
          <table:table-cell office:value-type="float" office:value="4100.0">
            <text:p>410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4.39">
            <text:p>-4.39</text:p>
          </table:table-cell>
          <table:table-cell office:value-type="float" office:value="0.76">
            <text:p>0.76</text:p>
          </table:table-cell>
          <table:table-cell office:value-type="float" office:value="0.76">
            <text:p>0.76</text:p>
          </table:table-cell>
          <table:table-cell office:value-type="string" office:value="WilkinsonMurphy1985,WalkerEtal1988,ShennanEtal2018">
            <text:p>WilkinsonMurphy1985,WalkerEtal1988,ShennanEtal2018</text:p>
          </table:table-cell>
        </table:table-row>
        <table:table-row>
          <table:table-cell office:value-type="string" office:value="Essex">
            <text:p>Essex</text:p>
          </table:table-cell>
          <table:table-cell office:value-type="string" office:value="radiocarbon">
            <text:p>radiocarbon</text:p>
          </table:table-cell>
          <table:table-cell office:value-type="string" office:value="HAR-5226">
            <text:p>HAR-5226</text:p>
          </table:table-cell>
          <table:table-cell office:value-type="float" office:value="51.63">
            <text:p>51.63</text:p>
          </table:table-cell>
          <table:table-cell office:value-type="float" office:value="0.6">
            <text:p>0.6</text:p>
          </table:table-cell>
          <table:table-cell office:value-type="float" office:value="3760.0">
            <text:p>376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7">
            <text:p>-3.0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WilkinsonMurphy1985,WalkerEtal1988,ShennanEtal2018">
            <text:p>WilkinsonMurphy1985,WalkerEtal1988,ShennanEtal2018</text:p>
          </table:table-cell>
        </table:table-row>
        <table:table-row>
          <table:table-cell office:value-type="string" office:value="Essex">
            <text:p>Essex</text:p>
          </table:table-cell>
          <table:table-cell office:value-type="string" office:value="radiocarbon">
            <text:p>radiocarbon</text:p>
          </table:table-cell>
          <table:table-cell office:value-type="string" office:value="HAR-5223">
            <text:p>HAR-5223</text:p>
          </table:table-cell>
          <table:table-cell office:value-type="float" office:value="51.63">
            <text:p>51.63</text:p>
          </table:table-cell>
          <table:table-cell office:value-type="float" office:value="0.6">
            <text:p>0.6</text:p>
          </table:table-cell>
          <table:table-cell office:value-type="float" office:value="3660.0">
            <text:p>366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2.65">
            <text:p>-2.6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WilkinsonMurphy1985,WalkerEtal1988,ShennanEtal2018">
            <text:p>WilkinsonMurphy1985,WalkerEtal1988,ShennanEtal2018</text:p>
          </table:table-cell>
        </table:table-row>
        <table:table-row>
          <table:table-cell office:value-type="string" office:value="Essex">
            <text:p>Essex</text:p>
          </table:table-cell>
          <table:table-cell office:value-type="string" office:value="radiocarbon">
            <text:p>radiocarbon</text:p>
          </table:table-cell>
          <table:table-cell office:value-type="string" office:value="HAR-6589">
            <text:p>HAR-6589</text:p>
          </table:table-cell>
          <table:table-cell office:value-type="float" office:value="51.63">
            <text:p>51.63</text:p>
          </table:table-cell>
          <table:table-cell office:value-type="float" office:value="0.6">
            <text:p>0.6</text:p>
          </table:table-cell>
          <table:table-cell office:value-type="float" office:value="1380.0">
            <text:p>138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7">
            <text:p>-0.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ilkinsonMurphy1985,WalkerOtlet1988,ShennanEtal2018">
            <text:p>WilkinsonMurphy1985,WalkerOtlet1988,ShennanEtal2018</text:p>
          </table:table-cell>
        </table:table-row>
        <table:table-row>
          <table:table-cell office:value-type="string" office:value="Essex">
            <text:p>Essex</text:p>
          </table:table-cell>
          <table:table-cell office:value-type="string" office:value="radiocarbon">
            <text:p>radiocarbon</text:p>
          </table:table-cell>
          <table:table-cell office:value-type="string" office:value="SRR-56">
            <text:p>SRR-56</text:p>
          </table:table-cell>
          <table:table-cell office:value-type="float" office:value="51.79">
            <text:p>51.79</text:p>
          </table:table-cell>
          <table:table-cell office:value-type="float" office:value="0.99">
            <text:p>0.99</text:p>
          </table:table-cell>
          <table:table-cell office:value-type="float" office:value="118.0">
            <text:p>118.0</text:p>
          </table:table-cell>
          <table:table-cell office:value-type="float" office:value="48.0">
            <text:p>4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4">
            <text:p>-0.84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Essex">
            <text:p>Essex</text:p>
          </table:table-cell>
          <table:table-cell office:value-type="string" office:value="radiocarbon">
            <text:p>radiocarbon</text:p>
          </table:table-cell>
          <table:table-cell office:value-type="string" office:value="HAR-5224">
            <text:p>HAR-5224</text:p>
          </table:table-cell>
          <table:table-cell office:value-type="float" office:value="51.64">
            <text:p>51.64</text:p>
          </table:table-cell>
          <table:table-cell office:value-type="float" office:value="0.66">
            <text:p>0.66</text:p>
          </table:table-cell>
          <table:table-cell office:value-type="float" office:value="1500.0">
            <text:p>150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7">
            <text:p>-1.7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WilkinsonMurphy1985,WalkerEtal1988,ShennanEtal2018">
            <text:p>WilkinsonMurphy1985,WalkerEtal1988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